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 svg:font-family="h"/>
    <style:font-face style:name="FreeSans1" svg:font-family="FreeSans" style:font-family-generic="swiss"/>
    <style:font-face style:name="Abyssinica SIL" svg:font-family="'Abyssinica SIL'"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paragraph-properties fo:text-align="justify" style:justify-single-word="false"/>
      <style:text-properties fo:color="#00000a" style:font-name="Helvetica" fo:font-size="10pt" fo:language="en" fo:country="IN" style:text-underline-style="none" fo:font-weight="normal" officeooo:rsid="0010f213" officeooo:paragraph-rsid="00224c6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2" style:family="paragraph" style:parent-style-name="Text_20_body" style:list-style-name="L2">
      <style:paragraph-properties fo:text-align="justify" style:justify-single-word="false"/>
      <style:text-properties fo:color="#00000a" style:font-name="Helvetica" fo:font-size="10pt" fo:language="en" fo:country="IN" style:text-underline-style="none" fo:font-weight="normal" officeooo:rsid="0010f213" officeooo:paragraph-rsid="0023f12b"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3" style:family="paragraph" style:parent-style-name="Text_20_body" style:list-style-name="L2">
      <style:paragraph-properties fo:text-align="justify" style:justify-single-word="false"/>
      <style:text-properties fo:color="#00000a" style:font-name="Helvetica" fo:font-size="10pt" fo:language="en" fo:country="IN" style:text-underline-style="none" fo:font-weight="normal" officeooo:rsid="0010f213" officeooo:paragraph-rsid="0022a6dd"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4" style:family="paragraph" style:parent-style-name="Text_20_body">
      <style:paragraph-properties fo:margin-left="0cm" fo:margin-right="0cm" fo:text-align="justify" style:justify-single-word="false" fo:text-indent="0cm" style:auto-text-indent="false"/>
      <style:text-properties fo:color="#00000a" style:font-name="Helvetica" fo:font-size="10pt" fo:language="en" fo:country="IN" style:text-underline-style="none" fo:font-weight="normal" officeooo:rsid="0010f213" officeooo:paragraph-rsid="00224c6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5" style:family="paragraph" style:parent-style-name="Standard">
      <style:paragraph-properties fo:text-align="center" style:justify-single-word="false"/>
      <style:text-properties style:font-name="Abyssinica SIL" fo:font-size="16pt" style:text-underline-style="solid" style:text-underline-width="auto" style:text-underline-color="font-color" fo:font-weight="bold" officeooo:rsid="000a11c1" officeooo:paragraph-rsid="000a11c1"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byssinica SIL" fo:font-size="14pt" style:text-underline-style="none" fo:font-weight="bold" officeooo:rsid="000a11c1" officeooo:paragraph-rsid="00137d4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byssinica SIL" fo:font-size="10pt" style:text-underline-style="none" fo:font-weight="bold" officeooo:rsid="000a11c1" officeooo:paragraph-rsid="00137d42" style:font-size-asian="10pt" style:font-weight-asian="bold" style:font-size-complex="10pt" style:font-weight-complex="bold"/>
    </style:style>
    <style:style style:name="P8" style:family="paragraph" style:parent-style-name="Standard">
      <style:paragraph-properties fo:text-align="start" style:justify-single-word="false"/>
      <style:text-properties officeooo:rsid="0010f213" officeooo:paragraph-rsid="0010f213"/>
    </style:style>
    <style:style style:name="P9" style:family="paragraph" style:parent-style-name="Standard" style:list-style-name="L1">
      <style:paragraph-properties fo:text-align="start" style:justify-single-word="false"/>
      <style:text-properties fo:font-size="14pt" fo:font-weight="bold" officeooo:paragraph-rsid="000a11c1" style:font-size-asian="14pt" style:font-weight-asian="bold" style:font-size-complex="14pt" style:font-weight-complex="bold"/>
    </style:style>
    <style:style style:name="P10" style:family="paragraph" style:parent-style-name="Standard" style:list-style-name="L2">
      <style:paragraph-properties fo:text-align="start" style:justify-single-word="false"/>
      <style:text-properties fo:color="#00000a" style:font-name="Helvetica" fo:font-size="10pt" fo:language="en" fo:country="IN" style:text-underline-style="none" fo:font-weight="normal" officeooo:rsid="0010f213" officeooo:paragraph-rsid="00137d42"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1" style:family="paragraph" style:parent-style-name="Standard">
      <style:paragraph-properties fo:text-align="start" style:justify-single-word="false"/>
      <style:text-properties fo:color="#00000a" style:font-name="Helvetica" fo:font-size="10pt" fo:language="en" fo:country="IN" style:text-underline-style="none" fo:font-weight="normal" officeooo:rsid="0010f213" officeooo:paragraph-rsid="0010f213"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2" style:family="paragraph" style:parent-style-name="Standard" style:list-style-name="L1">
      <style:paragraph-properties fo:text-align="justify" style:justify-single-word="false"/>
      <style:text-properties fo:color="#00000a" style:font-name="Helvetica" fo:font-size="10pt" fo:language="en" fo:country="IN" style:text-underline-style="none" fo:font-weight="normal" officeooo:rsid="0010f213" officeooo:paragraph-rsid="000a11c1"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3" style:family="paragraph" style:parent-style-name="Standard" style:list-style-name="L1">
      <style:paragraph-properties fo:text-align="justify" style:justify-single-word="false"/>
      <style:text-properties fo:color="#00000a" style:font-name="Helvetica" fo:font-size="10pt" fo:language="en" fo:country="IN" style:text-underline-style="none" fo:font-weight="normal" officeooo:rsid="0010f213" officeooo:paragraph-rsid="0016ea06"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4" style:family="paragraph" style:parent-style-name="Standard" style:list-style-name="L1">
      <style:paragraph-properties fo:text-align="justify" style:justify-single-word="false"/>
      <style:text-properties fo:color="#00000a" style:font-name="Helvetica" fo:font-size="10pt" fo:language="en" fo:country="IN" style:text-underline-style="none" fo:font-weight="normal" officeooo:rsid="0010f213" officeooo:paragraph-rsid="000dbaf4"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5" style:family="paragraph" style:parent-style-name="Standard" style:list-style-name="L1">
      <style:paragraph-properties fo:text-align="justify" style:justify-single-word="false"/>
      <style:text-properties fo:color="#00000a" style:font-name="Helvetica" fo:font-size="10pt" fo:language="en" fo:country="IN" style:text-underline-style="none" fo:font-weight="normal" officeooo:rsid="0010f213" officeooo:paragraph-rsid="000f2faa"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6" style:family="paragraph" style:parent-style-name="Standard" style:list-style-name="L1">
      <style:paragraph-properties fo:text-align="justify" style:justify-single-word="false"/>
      <style:text-properties fo:color="#00000a" style:font-name="Helvetica" fo:font-size="10pt" fo:language="en" fo:country="IN" style:text-underline-style="none" fo:font-weight="normal" officeooo:rsid="0010f213" officeooo:paragraph-rsid="0010f213"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7" style:family="paragraph" style:parent-style-name="Standard">
      <style:paragraph-properties fo:text-align="justify" style:justify-single-word="false"/>
      <style:text-properties fo:color="#00000a" style:font-name="Helvetica" fo:font-size="10pt" fo:language="en" fo:country="IN" style:text-underline-style="none" fo:font-weight="normal" officeooo:rsid="0010f213" officeooo:paragraph-rsid="00137d42"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8" style:family="paragraph" style:parent-style-name="Standard" style:list-style-name="L4">
      <style:paragraph-properties fo:text-align="justify" style:justify-single-word="false"/>
      <style:text-properties fo:color="#00000a" style:font-name="Helvetica" fo:font-size="10pt" fo:language="en" fo:country="IN" style:text-underline-style="none" fo:font-weight="normal" officeooo:rsid="0010f213" officeooo:paragraph-rsid="0016ea06"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19" style:family="paragraph" style:parent-style-name="Standard" style:list-style-name="L3">
      <style:paragraph-properties fo:text-align="justify" style:justify-single-word="false"/>
      <style:text-properties fo:color="#00000a" style:font-name="Helvetica" fo:font-size="10pt" fo:language="en" fo:country="IN" style:text-underline-style="none" fo:font-weight="normal" officeooo:rsid="0010f213" officeooo:paragraph-rsid="00137d42"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20" style:family="paragraph" style:parent-style-name="Standard" style:list-style-name="L3">
      <style:paragraph-properties fo:text-align="justify" style:justify-single-word="false"/>
      <style:text-properties fo:color="#00000a" style:font-name="Helvetica" fo:font-size="10pt" fo:language="en" fo:country="IN" style:text-underline-style="none" fo:font-weight="normal" officeooo:rsid="0010f213" officeooo:paragraph-rsid="0016ea06"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P21" style:family="paragraph" style:parent-style-name="Standard" style:list-style-name="L3">
      <style:paragraph-properties fo:text-align="justify" style:justify-single-word="false"/>
      <style:text-properties fo:color="#00000a" style:font-name="Helvetica" fo:font-size="10pt" fo:language="en" fo:country="IN" style:text-underline-style="none" fo:font-weight="normal" officeooo:rsid="0010f213" officeooo:paragraph-rsid="001ccc5d"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1" style:family="text">
      <style:text-properties style:font-name="Abyssinica SIL" fo:font-size="13pt" style:text-underline-style="none" fo:font-weight="normal" style:font-size-asian="13pt" style:font-weight-asian="normal" style:font-size-complex="13pt" style:font-weight-complex="normal"/>
    </style:style>
    <style:style style:name="T2" style:family="text">
      <style:text-properties style:font-name="Abyssinica SIL" fo:font-size="13pt" style:text-underline-style="none" fo:font-weight="normal" officeooo:rsid="000a11c1" style:font-size-asian="13pt" style:font-weight-asian="normal" style:font-size-complex="13pt" style:font-weight-complex="normal"/>
    </style:style>
    <style:style style:name="T3" style:family="text">
      <style:text-properties style:font-name="Abyssinica SIL" fo:font-size="13pt" style:text-underline-style="none" fo:font-weight="normal" officeooo:rsid="000bb7ab" style:font-size-asian="13pt" style:font-weight-asian="normal" style:font-size-complex="13pt" style:font-weight-complex="normal"/>
    </style:style>
    <style:style style:name="T4" style:family="text">
      <style:text-properties style:font-name="Abyssinica SIL" fo:font-size="13pt" style:text-underline-style="none" fo:font-weight="normal" officeooo:rsid="000c2fc3" style:font-size-asian="13pt" style:font-weight-asian="normal" style:font-size-complex="13pt" style:font-weight-complex="normal"/>
    </style:style>
    <style:style style:name="T5" style:family="text">
      <style:text-properties style:font-name="Abyssinica SIL" fo:font-size="13pt" style:text-underline-style="none" fo:font-weight="normal" officeooo:rsid="000dbaf4" style:font-size-asian="13pt" style:font-weight-asian="normal" style:font-size-complex="13pt" style:font-weight-complex="normal"/>
    </style:style>
    <style:style style:name="T6" style:family="text">
      <style:text-properties style:font-name="Abyssinica SIL" fo:font-size="13pt" style:text-underline-style="none" fo:font-weight="normal" officeooo:rsid="000ef97e" style:font-size-asian="13pt" style:font-weight-asian="normal" style:font-size-complex="13pt" style:font-weight-complex="normal"/>
    </style:style>
    <style:style style:name="T7" style:family="text">
      <style:text-properties style:font-name="Abyssinica SIL" fo:font-size="13pt" style:text-underline-style="none" fo:font-weight="normal" officeooo:rsid="000f2faa" style:font-size-asian="13pt" style:font-weight-asian="normal" style:font-size-complex="13pt" style:font-weight-complex="normal"/>
    </style:style>
    <style:style style:name="T8" style:family="text">
      <style:text-properties style:font-name="Abyssinica SIL" fo:font-size="13pt" style:text-underline-style="none" fo:font-weight="normal" officeooo:rsid="001055c3" style:font-size-asian="13pt" style:font-weight-asian="normal" style:font-size-complex="13pt" style:font-weight-complex="normal"/>
    </style:style>
    <style:style style:name="T9" style:family="text">
      <style:text-properties style:font-name="Abyssinica SIL" fo:font-size="13pt" style:text-underline-style="none" fo:font-weight="normal" officeooo:rsid="00137d42" style:font-size-asian="13pt" style:font-weight-asian="normal" style:font-size-complex="13pt" style:font-weight-complex="normal"/>
    </style:style>
    <style:style style:name="T10" style:family="text">
      <style:text-properties style:font-name="Abyssinica SIL" fo:font-size="13pt" style:text-underline-style="none" fo:font-weight="normal" officeooo:rsid="0016ea06" style:font-size-asian="13pt" style:font-weight-asian="normal" style:font-size-complex="13pt" style:font-weight-complex="normal"/>
    </style:style>
    <style:style style:name="T11" style:family="text">
      <style:text-properties style:font-name="Abyssinica SIL" fo:font-size="13pt" style:text-underline-style="none" fo:font-weight="normal" officeooo:rsid="001856a0" style:font-size-asian="13pt" style:font-weight-asian="normal" style:font-size-complex="13pt" style:font-weight-complex="normal"/>
    </style:style>
    <style:style style:name="T12" style:family="text">
      <style:text-properties style:font-name="Abyssinica SIL" fo:font-size="13pt" style:text-underline-style="none" fo:font-weight="normal" officeooo:rsid="0019d61e" style:font-size-asian="13pt" style:font-weight-asian="normal" style:font-size-complex="13pt" style:font-weight-complex="normal"/>
    </style:style>
    <style:style style:name="T13" style:family="text">
      <style:text-properties style:font-name="Abyssinica SIL" fo:font-size="13pt" style:text-underline-style="none" fo:font-weight="normal" officeooo:rsid="001b68c6" style:font-size-asian="13pt" style:font-weight-asian="normal" style:font-size-complex="13pt" style:font-weight-complex="normal"/>
    </style:style>
    <style:style style:name="T14" style:family="text">
      <style:text-properties style:font-name="Abyssinica SIL" fo:font-size="13pt" style:text-underline-style="none" fo:font-weight="normal" officeooo:rsid="001ccc5d" style:font-size-asian="13pt" style:font-weight-asian="normal" style:font-size-complex="13pt" style:font-weight-complex="normal"/>
    </style:style>
    <style:style style:name="T15" style:family="text">
      <style:text-properties style:font-name="Abyssinica SIL" fo:font-size="13pt" style:text-underline-style="none" fo:font-weight="normal" officeooo:rsid="00210117" style:font-size-asian="13pt" style:font-weight-asian="normal" style:font-size-complex="13pt" style:font-weight-complex="normal"/>
    </style:style>
    <style:style style:name="T16" style:family="text">
      <style:text-properties style:font-name="Abyssinica SIL" fo:font-size="13pt" style:text-underline-style="none" fo:font-weight="normal" officeooo:rsid="00224c6e" style:font-size-asian="13pt" style:font-weight-asian="normal" style:font-size-complex="13pt" style:font-weight-complex="normal"/>
    </style:style>
    <style:style style:name="T17" style:family="text">
      <style:text-properties style:font-name="Abyssinica SIL" style:text-underline-style="none" fo:font-weight="normal" style:font-weight-asian="normal" style:font-weight-complex="normal"/>
    </style:style>
    <style:style style:name="T18" style:family="text">
      <style:text-properties style:font-name="Abyssinica SIL" style:text-underline-style="none" fo:font-weight="normal" officeooo:rsid="000a11c1" style:font-weight-asian="normal" style:font-weight-complex="normal"/>
    </style:style>
    <style:style style:name="T19" style:family="text">
      <style:text-properties style:font-name="Abyssinica SIL" style:text-underline-style="none" fo:font-weight="normal" officeooo:rsid="00210117" style:font-weight-asian="normal" style:font-weight-complex="normal"/>
    </style:style>
    <style:style style:name="T20" style:family="text">
      <style:text-properties style:font-name="Abyssinica SIL" style:text-underline-style="none" fo:font-weight="normal" officeooo:rsid="00224c6e" style:font-weight-asian="normal" style:font-weight-complex="normal"/>
    </style:style>
    <style:style style:name="T21" style:family="text">
      <style:text-properties style:font-name="Abyssinica SIL" style:text-underline-style="none" fo:font-weight="normal" officeooo:rsid="00137d42" style:font-weight-asian="normal" style:font-weight-complex="normal"/>
    </style:style>
    <style:style style:name="T22" style:family="text">
      <style:text-properties style:font-name="Abyssinica SIL" style:text-underline-style="none" fo:font-weight="normal" officeooo:rsid="000bb7ab" style:font-weight-asian="normal" style:font-weight-complex="normal"/>
    </style:style>
    <style:style style:name="T23" style:family="text">
      <style:text-properties style:font-name="Abyssinica SIL" style:text-underline-style="none" fo:font-weight="normal" officeooo:rsid="0019d61e" style:font-weight-asian="normal" style:font-weight-complex="normal"/>
    </style:style>
    <style:style style:name="T24" style:family="text">
      <style:text-properties style:font-name="Abyssinica SIL" style:text-underline-style="none" fo:font-weight="normal" officeooo:rsid="0016ea06" style:font-weight-asian="normal" style:font-weight-complex="normal"/>
    </style:style>
    <style:style style:name="T25" style:family="text">
      <style:text-properties style:font-name="Abyssinica SIL" style:text-underline-style="none" fo:font-weight="normal" officeooo:rsid="000dbaf4" style:font-weight-asian="normal" style:font-weight-complex="normal"/>
    </style:style>
    <style:style style:name="T26" style:family="text">
      <style:text-properties style:font-name="Abyssinica SIL" style:text-underline-style="none" fo:font-weight="normal" officeooo:rsid="000f2faa" style:font-weight-asian="normal" style:font-weight-complex="normal"/>
    </style:style>
    <style:style style:name="T27" style:family="text">
      <style:text-properties style:font-name="Abyssinica SIL" style:text-underline-style="none" fo:font-weight="normal" officeooo:rsid="000c2fc3" style:font-weight-asian="normal" style:font-weight-complex="normal"/>
    </style:style>
    <style:style style:name="T28" style:family="text">
      <style:text-properties style:font-name="Abyssinica SIL" style:text-underline-style="none" fo:font-weight="normal" officeooo:rsid="000ef97e" style:font-weight-asian="normal" style:font-weight-complex="normal"/>
    </style:style>
    <style:style style:name="T29" style:family="text">
      <style:text-properties style:font-name="Abyssinica SIL" style:text-underline-style="none" fo:font-weight="normal" officeooo:rsid="001055c3" style:font-weight-asian="normal" style:font-weight-complex="normal"/>
    </style:style>
    <style:style style:name="T30" style:family="text">
      <style:text-properties style:font-name="Abyssinica SIL" style:text-underline-style="none" fo:font-weight="normal" officeooo:rsid="001856a0" style:font-weight-asian="normal" style:font-weight-complex="normal"/>
    </style:style>
    <style:style style:name="T31" style:family="text">
      <style:text-properties style:font-name="Abyssinica SIL" style:text-underline-style="none" fo:font-weight="normal" officeooo:rsid="001b68c6" style:font-weight-asian="normal" style:font-weight-complex="normal"/>
    </style:style>
    <style:style style:name="T32" style:family="text">
      <style:text-properties style:font-name="Abyssinica SIL" style:text-underline-style="none" fo:font-weight="normal" officeooo:rsid="001ccc5d" style:font-weight-asian="normal" style:font-weight-complex="normal"/>
    </style:style>
    <style:style style:name="T33" style:family="text">
      <style:text-properties style:font-name="Abyssinica SIL" style:text-underline-style="none" officeooo:rsid="000a11c1"/>
    </style:style>
    <style:style style:name="T34" style:family="text">
      <style:text-properties style:text-position="super 58%"/>
    </style:style>
    <style:style style:name="T35" style:family="text">
      <style:text-properties style:text-position="super 58%" style:font-name="Abyssinica SIL" fo:font-size="13pt" style:text-underline-style="none" fo:font-weight="normal" style:font-size-asian="13pt" style:font-weight-asian="normal" style:font-size-complex="13pt" style:font-weight-complex="normal"/>
    </style:style>
    <style:style style:name="T36" style:family="text">
      <style:text-properties style:text-position="super 58%" style:font-name="Abyssinica SIL" fo:font-size="13pt" style:text-underline-style="none" fo:font-weight="normal" officeooo:rsid="000f2faa" style:font-size-asian="13pt" style:font-weight-asian="normal" style:font-size-complex="13pt" style:font-weight-complex="normal"/>
    </style:style>
    <style:style style:name="T37" style:family="text">
      <style:text-properties style:text-position="super 58%" style:font-name="Abyssinica SIL" style:text-underline-style="none" fo:font-weight="normal" style:font-weight-asian="normal" style:font-weight-complex="normal"/>
    </style:style>
    <style:style style:name="T38" style:family="text">
      <style:text-properties style:text-position="super 58%" style:font-name="Abyssinica SIL" style:text-underline-style="none" fo:font-weight="normal" officeooo:rsid="000f2faa" style:font-weight-asian="normal" style:font-weight-complex="normal"/>
    </style:style>
    <style:style style:name="T39" style:family="text">
      <style:text-properties style:font-name="Helvetica" fo:font-size="10pt" fo:font-weight="normal" style:font-size-asian="10pt" style:font-weight-asian="normal" style:font-size-complex="10pt" style:font-weight-complex="normal"/>
    </style:style>
    <style:style style:name="T40" style:family="text">
      <style:text-properties style:font-name="Helvetica" fo:font-size="10pt" style:text-underline-style="none" fo:font-weight="normal" style:font-size-asian="10pt" style:font-weight-asian="normal" style:font-size-complex="10pt" style:font-weight-complex="normal"/>
    </style:style>
    <style:style style:name="T41" style:family="text">
      <style:text-properties style:font-name="Helvetica" fo:font-size="14pt" fo:font-weight="normal" style:font-size-asian="14pt" style:font-weight-asian="normal" style:font-size-complex="14pt" style:font-weight-complex="normal"/>
    </style:style>
    <style:style style:name="T42" style:family="text">
      <style:text-properties fo:font-size="10pt" style:font-size-asian="10pt" style:font-size-complex="10pt"/>
    </style:style>
    <style:style style:name="T43" style:family="text">
      <style:text-properties officeooo:rsid="0022a6dd"/>
    </style:style>
    <style:style style:name="T44" style:family="text">
      <style:text-properties fo:color="#00000a" style:font-name="Helvetica" fo:font-size="10pt" fo:language="en" fo:country="IN" style:text-underline-style="none" fo:font-weight="normal"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45" style:family="text">
      <style:text-properties fo:color="#00000a" style:font-name="Helvetica" fo:language="en" fo:country="IN" style:text-underline-style="none" fo:font-weight="normal" officeooo:rsid="0010f213" style:font-name-asian="Noto Sans CJK SC Regular" style:language-asian="zh" style:country-asian="CN" style:font-weight-asian="normal" style:font-name-complex="FreeSans" style:language-complex="hi" style:country-complex="IN"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4</text:p>
      <text:list xml:id="list3875643772596337054" text:style-name="L1">
        <text:list-item>
          <text:p text:style-name="P9"><text:span text:style-name="T33">Trie:-</text:span></text:p>
          <text:p text:style-name="P12">Approrach</text:p>
          <text:p text:style-name="P13">In the trie i have implemented the comprseed trie in which number of nodes is of the order of number of total words in the trie. Let s=total words in the trie, d= total no of possible characters , m=length of the longest word and n=total nodes in the trie . N is of the order of O(s) in case of compressed trie. A trie node has following attributes is_end_word, parent, data, p_num and 26 children pointer array. In the trie i have inserted the string as follows:-</text:p>
        </text:list-item>
        <text:list-item>
          <text:p text:style-name="P14">1) by firstly searching the string word by word , till the first mismatch is found or the string exactly matches a node of a trie.</text:p>
        </text:list-item>
        <text:list-item>
          <text:p text:style-name="P14">2) there are three cases for the input string . First, that the string is an extension of the node already present in a trie. Second,that the string is already present in the trie as an intermediate node whose is_end_word flag is false. Third, string causes splitting of the trie node.</text:p>
        </text:list-item>
        <text:list-item>
          <text:p text:style-name="P14">3) Each case is handled seperately. In 1<text:span text:style-name="T34">st</text:span> case ,i allocated a new trie node to the trie with data as its remaining part of the string. <text:s text:c="5"/></text:p>
        </text:list-item>
        <text:list-item>
          <text:p text:style-name="P15">In 2<text:span text:style-name="T34">nd</text:span> case i just made that trie node’s is_end_word flag as true. </text:p>
        </text:list-item>
        <text:list-item>
          <text:p text:style-name="P15">In 3<text:span text:style-name="T34">rd</text:span> case i splitt the node in two parts and newer and older trie nodes are formed . </text:p>
        </text:list-item>
        <text:list-item>
          <text:p text:style-name="P16">In the search function i have matched the input string word by word and then after finding the prefix match at particular node in the trie .I print the best 5 nodes printed in the level order traversal from that node.</text:p>
        </text:list-item>
      </text:list>
      <text:p text:style-name="P17"/>
      <text:p text:style-name="P17">Observations:-</text:p>
      <text:list xml:id="list8606274045263127056" text:style-name="L4">
        <text:list-item>
          <text:p text:style-name="P18">Space :- <text:s/>O( s*d ) -d=26 in our case so O( s ).</text:p>
        </text:list-item>
      </text:list>
      <text:list xml:id="list8589686179152267940" text:style-name="L3">
        <text:list-item>
          <text:p text:style-name="P19">The insert operation in the trie takes:-</text:p>
        </text:list-item>
        <text:list-item>
          <text:p text:style-name="P19">1) Search in trie node – O(log s)</text:p>
        </text:list-item>
        <text:list-item>
          <text:p text:style-name="P20">2) Splitting node and copying contents – O(1)</text:p>
        </text:list-item>
        <text:list-item>
          <text:p text:style-name="P21">The search and print the enteries:-</text:p>
        </text:list-item>
        <text:list-item>
          <text:p text:style-name="P21">1) Search the trie node – O(log s)</text:p>
        </text:list-item>
        <text:list-item>
          <text:p text:style-name="P21">2) Printing best 5 nodes - O(1)</text:p>
        </text:list-item>
      </text:list>
      <text:p text:style-name="P11"/>
      <text:p text:style-name="P11"/>
      <text:p text:style-name="P11"/>
      <text:p text:style-name="P11"/>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8"><text:span text:style-name="T44"/></text:p>
      <text:p text:style-name="P6">Graph:-</text:p>
      <text:p text:style-name="P7"/>
      <text:list xml:id="list5368398762491896548" text:style-name="L2">
        <text:list-item>
          <text:p text:style-name="P10">I have implmented the graph as the adjacency list format with the classes of g_node and g_edge . The g_node class has various objects like duration, course etc. for faster implementation of the programm. The g_node maintains a list of edges it’s linked to and g_edge keeps link of the vertices to which it is linked to thereby increasing the effficiency.Since it is directed graph the start and end nodes are stored respectively. <text:s text:c="2"/></text:p>
        </text:list-item>
      </text:list>
      <text:p text:style-name="P4"/>
      <text:list xml:id="list222459655336304" text:continue-numbering="true" text:style-name="L2">
        <text:list-item>
          <text:p text:style-name="P1">The graph class contains one map of vertices and the other vector of edges .Since in our version of C++ does not support unordered maps, in which all operations take O(1) time, C++ maps were used, which takes O(logn) time.</text:p>
        </text:list-item>
        <text:list-item>
          <text:p text:style-name="P1">Cycle_detection: I detected the cycle by chechking in DFS is an already visited node is in the recursion stack or not by creating some flag variable in node class .</text:p>
        </text:list-item>
        <text:list-item>
          <text:p text:style-name="P2">Longest_path : To find the longest path I did the topological sorting in which as we visit a node if it wasn’t visited before then we update its size by adding its caller’s size ,else if it was visited before then we update its size by adding its caller’s size <text:s/>only if it is greater than its previous size. The size of the last node is the size of the longest path and i retived the path back by comparing the sizes only. <text:s text:c="2"/></text:p>
          <text:p text:style-name="P2">Observation:-</text:p>
        </text:list-item>
        <text:list-item>
          <text:p text:style-name="P3">Insertion of vertices take O(logn) time, because of the use of maps and edges takes O(1) time as vector are used. </text:p>
        </text:list-item>
        <text:list-item>
          <text:p text:style-name="P3">The detect cycle function takes O(V+E) time, where V and E are number of vertices and edges, since it uses the DFS .</text:p>
        </text:list-item>
        <text:list-item>
          <text:p text:style-name="P3">The longest path function takes O(V+E) time, since it uses DF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 svg:font-family="h"/>
    <style:font-face style:name="FreeSans1" svg:font-family="FreeSans" style:font-family-generic="swiss"/>
    <style:font-face style:name="Abyssinica SIL" svg:font-family="'Abyssinica SIL'"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36:43.271301249</meta:creation-date>
    <dc:date>2017-11-25T22:24:57.458512561</dc:date>
    <meta:editing-duration>PT1H50M48S</meta:editing-duration>
    <meta:editing-cycles>22</meta:editing-cycles>
    <meta:generator>LibreOffice/5.1.6.2$Linux_X86_64 LibreOffice_project/10m0$Build-2</meta:generator>
    <meta:document-statistic meta:table-count="0" meta:image-count="0" meta:object-count="0" meta:page-count="2" meta:paragraph-count="27" meta:word-count="632" meta:character-count="3278" meta:non-whitespace-character-count="2677"/>
  </office:meta>
</office:document-meta>
</file>